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csheet.fillNamespa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sheet.getTransformerHandl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gicshe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sheet.getNamespa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sheet.Logicsheet( String systemId , ServiceManager manager , SourceResolver resolver , Logicshee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icsheet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sheet.equals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